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cm"/>
    </style:style>
    <style:style style:name="gr12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0" style:family="graphic" style:parent-style-name="objectwithoutfill">
      <style:graphic-properties svg:stroke-color="#000000" draw:fill="none" draw:fill-color="#000000" draw:textarea-vertical-align="middle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3.945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802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239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7" style:family="graphic" style:parent-style-name="standard">
      <style:graphic-properties draw:stroke="none" svg:stroke-color="#000000" draw:fill="none" draw:fill-color="#ffffff" fo:min-height="1.02cm"/>
    </style:style>
    <style:style style:name="gr58" style:family="graphic" style:parent-style-name="standard">
      <style:graphic-properties draw:stroke="none" svg:stroke-color="#000000" draw:fill="none" draw:fill-color="#ffffff" fo:min-height="3.814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0" style:family="graphic" style:parent-style-name="standard">
      <style:graphic-properties draw:stroke="none" svg:stroke-color="#000000" draw:fill="none" draw:fill-color="#ffffff" fo:min-height="0.39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text-properties fo:font-size="7pt" style:font-size-asian="18pt" style:font-size-complex="18pt"/>
    </style:style>
    <style:style style:name="P37" style:family="paragraph">
      <style:paragraph-properties>
        <style:tab-stops>
          <style:tab-stop style:position="0.661cm"/>
        </style:tab-stops>
      </style:paragraph-properties>
      <style:text-properties fo:font-size="7pt" style:font-size-asian="18pt" style:font-size-complex="18pt"/>
    </style:style>
    <style:style style:name="P38" style:family="paragraph">
      <loext:graphic-properties draw:fill="none" draw:fill-color="#ffffff"/>
      <style:paragraph-properties>
        <style:tab-stops>
          <style:tab-stop style:position="0.661cm"/>
        </style:tab-stops>
      </style:paragraph-properties>
      <style:text-properties fo:font-size="7pt" style:font-size-asian="18pt" style:font-size-complex="18pt"/>
    </style:style>
    <style:style style:name="P39" style:family="paragraph">
      <style:paragraph-properties fo:text-align="end"/>
      <style:text-properties fo:font-size="5pt" style:font-size-asian="18pt" style:font-size-complex="18pt"/>
    </style:style>
    <style:style style:name="P40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4" draw:text-style-name="P7" draw:layer="layout" svg:x1="8.874cm" svg:y1="9.382cm" svg:x2="24.749cm" svg:y2="9.382cm">
          <text:p text:style-name="P6"><text:span text:style-name="T2">gnd</text:span></text:p>
          <text:p text:style-name="P6"><text:span text:style-name="T2"/></text:p>
        </draw:line>
        <draw:custom-shape draw:style-name="gr7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</text:span><text:span text:style-name="T2">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</text:span><text:span text:style-name="T2">te</text:span><text:span text:style-name="T2">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8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08cm" svg:y1="9.128cm" svg:x2="6.334cm" svg:y2="9.128cm">
          <text:p/>
        </draw:line>
        <draw:line draw:style-name="gr10" draw:text-style-name="P1" draw:layer="layout" svg:x1="5.826cm" svg:y1="8.874cm" svg:x2="6.334cm" svg:y2="8.874cm">
          <text:p/>
        </draw:line>
        <draw:line draw:style-name="gr10" draw:text-style-name="P1" draw:layer="layout" svg:x1="5.572cm" svg:y1="8.62cm" svg:x2="6.334cm" svg:y2="8.62cm">
          <text:p/>
        </draw:line>
        <draw:custom-shape draw:style-name="gr11" draw:text-style-name="P12" draw:layer="layout" svg:width="0.254cm" svg:height="0.762cm" svg:x="6.334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5.318cm" svg:y1="16.24cm" svg:x2="5.318cm" svg:y2="7.604cm">
          <text:p text:style-name="P6"><text:span text:style-name="T2">pro</text:span><text:span text:style-name="T2">be</text:span></text:p>
          <text:p text:style-name="P6"><text:span text:style-name="T2"/></text:p>
        </draw:line>
        <draw:line draw:style-name="gr4" draw:text-style-name="P7" draw:layer="layout" svg:x1="4.81cm" svg:y1="16.24cm" svg:x2="4.81cm" svg:y2="7.096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35cm">
          <text:p text:style-name="P6"><text:span text:style-name="T2">drx</text:span></text:p>
          <text:p text:style-name="P6"><text:span text:style-name="T2"/></text:p>
        </draw:line>
        <draw:line draw:style-name="gr13" draw:text-style-name="P7" draw:layer="layout" svg:x1="2.27cm" svg:y1="19.542cm" svg:x2="2.27cm" svg:y2="4.683cm">
          <text:p text:style-name="P6"><text:span text:style-name="T2">usb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097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5.064cm" svg:y1="7.35cm" svg:x2="6.588cm" svg:y2="7.35cm">
          <text:p/>
        </draw:line>
        <draw:line draw:style-name="gr10" draw:text-style-name="P1" draw:layer="layout" svg:x1="4.81cm" svg:y1="7.096cm" svg:x2="6.588cm" svg:y2="7.096cm">
          <text:p/>
        </draw:line>
        <draw:line draw:style-name="gr10" draw:text-style-name="P1" draw:layer="layout" svg:x1="4.556cm" svg:y1="6.842cm" svg:x2="6.588cm" svg:y2="6.842cm">
          <text:p/>
        </draw:line>
        <draw:line draw:style-name="gr15" draw:text-style-name="P1" draw:layer="layout" svg:x1="5.318cm" svg:y1="7.604cm" svg:x2="6.588cm" svg:y2="7.604cm">
          <text:p/>
        </draw:line>
        <draw:line draw:style-name="gr10" draw:text-style-name="P1" draw:layer="layout" svg:x1="4.302cm" svg:y1="6.588cm" svg:x2="6.588cm" svg:y2="6.588cm">
          <text:p/>
        </draw:line>
        <draw:line draw:style-name="gr10" draw:text-style-name="P1" draw:layer="layout" svg:x1="4.048cm" svg:y1="6.334cm" svg:x2="6.588cm" svg:y2="6.334cm">
          <text:p/>
        </draw:line>
        <draw:line draw:style-name="gr16" draw:text-style-name="P1" draw:layer="layout" svg:x1="3.794cm" svg:y1="5.953cm" svg:x2="6.334cm" svg:y2="5.953cm">
          <text:p/>
        </draw:line>
        <draw:line draw:style-name="gr16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</text:span><text:span text:style-name="T2">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g</text:span><text:span text:style-name="T2">n</text:span><text:span text:style-name="T2">d</text:span></text:p>
          <text:p text:style-name="P6"><text:span text:style-name="T2"/></text:p>
        </draw:line>
        <draw:line draw:style-name="gr16" draw:text-style-name="P1" draw:layer="layout" svg:x1="3.286cm" svg:y1="5.445cm" svg:x2="6.334cm" svg:y2="5.445cm">
          <text:p/>
        </draw:line>
        <draw:line draw:style-name="gr16" draw:text-style-name="P1" draw:layer="layout" svg:x1="3.032cm" svg:y1="5.191cm" svg:x2="6.334cm" svg:y2="5.191cm">
          <text:p/>
        </draw:line>
        <draw:line draw:style-name="gr4" draw:text-style-name="P10" draw:layer="layout" svg:x1="10.525cm" svg:y1="2.524cm" svg:x2="25.385cm" svg:y2="2.524cm">
          <text:p text:style-name="P9"><text:span text:style-name="T2">gnd</text:span></text:p>
          <text:p text:style-name="P9"><text:span text:style-name="T2"/></text:p>
        </draw:line>
        <draw:line draw:style-name="gr4" draw:text-style-name="P7" draw:layer="layout" svg:x1="6.588cm" svg:y1="8.874cm" svg:x2="7.604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588cm" svg:y1="8.62cm" svg:x2="7.858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588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gnd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</text:span><text:span text:style-name="T2">r</text:span><text:span text:style-name="T2">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3" draw:text-style-name="P7" draw:layer="layout" svg:x1="18.526cm" svg:y1="12.43cm" svg:x2="18.526cm" svg:y2="8.874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18.018cm" svg:y1="12.43cm" svg:x2="18.018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2" draw:text-style-name="P7" draw:layer="layout" svg:x1="6.588cm" svg:y1="7.604cm" svg:x2="18.272cm" svg:y2="7.60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</text:span><text:span text:style-name="T2">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</text:span><text:span text:style-name="T2">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3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3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096cm" svg:x2="18.78cm" svg:y2="7.096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35cm" svg:x2="18.526cm" svg:y2="7.35cm">
          <text:p text:style-name="P6"><text:span text:style-name="T2">drx</text:span></text:p>
          <text:p text:style-name="P6"><text:span text:style-name="T2"/></text:p>
        </draw:line>
        <draw:line draw:style-name="gr10" draw:text-style-name="P1" draw:layer="layout" svg:x1="18.526cm" svg:y1="7.35cm" svg:x2="18.526cm" svg:y2="8.62cm">
          <text:p/>
        </draw:line>
        <draw:line draw:style-name="gr10" draw:text-style-name="P1" draw:layer="layout" svg:x1="18.78cm" svg:y1="7.096cm" svg:x2="18.78cm" svg:y2="8.62cm">
          <text:p/>
        </draw:line>
        <draw:line draw:style-name="gr15" draw:text-style-name="P1" draw:layer="layout" svg:x1="18.272cm" svg:y1="7.604cm" svg:x2="18.272cm" svg:y2="8.62cm">
          <text:p/>
        </draw:line>
        <draw:line draw:style-name="gr10" draw:text-style-name="P1" draw:layer="layout" svg:x1="19.034cm" svg:y1="6.842cm" svg:x2="19.034cm" svg:y2="8.62cm">
          <text:p/>
        </draw:line>
        <draw:line draw:style-name="gr10" draw:text-style-name="P1" draw:layer="layout" svg:x1="19.288cm" svg:y1="6.588cm" svg:x2="19.288cm" svg:y2="8.62cm">
          <text:p/>
        </draw:line>
        <draw:line draw:style-name="gr10" draw:text-style-name="P1" draw:layer="layout" svg:x1="19.542cm" svg:y1="6.334cm" svg:x2="19.542cm" svg:y2="8.62cm">
          <text:p/>
        </draw:line>
        <draw:line draw:style-name="gr16" draw:text-style-name="P1" draw:layer="layout" svg:x1="19.796cm" svg:y1="5.953cm" svg:x2="19.796cm" svg:y2="8.62cm">
          <text:p/>
        </draw:line>
        <draw:line draw:style-name="gr16" draw:text-style-name="P1" draw:layer="layout" svg:x1="20.05cm" svg:y1="5.699cm" svg:x2="20.05cm" svg:y2="8.62cm">
          <text:p/>
        </draw:line>
        <draw:line draw:style-name="gr16" draw:text-style-name="P1" draw:layer="layout" svg:x1="20.304cm" svg:y1="5.445cm" svg:x2="20.304cm" svg:y2="8.62cm">
          <text:p/>
        </draw:line>
        <draw:line draw:style-name="gr16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09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19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10.398cm" svg:y1="16.24cm" svg:x2="10.398cm" svg:y2="2.651cm">
          <text:p text:style-name="P6"><text:span text:style-name="T2">gnd</text:span></text:p>
          <text:p text:style-name="P6"><text:span text:style-name="T2"/></text:p>
        </draw:line>
        <draw:line draw:style-name="gr26" draw:text-style-name="P7" draw:layer="layout" svg:x1="9.382cm" svg:y1="13.446cm" svg:x2="9.382cm" svg:y2="2.651cm">
          <text:p/>
        </draw:line>
        <draw:line draw:style-name="gr26" draw:text-style-name="P7" draw:layer="layout" svg:x1="9.636cm" svg:y1="13.7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604cm" svg:y1="9.509cm" svg:x2="7.604cm" svg:y2="8.874cm">
          <text:p/>
        </draw:line>
        <draw:line draw:style-name="gr25" draw:text-style-name="P18" draw:layer="layout" svg:x1="7.858cm" svg:y1="9.509cm" svg:x2="7.858cm" svg:y2="8.62cm">
          <text:p/>
        </draw:line>
        <draw:line draw:style-name="gr27" draw:text-style-name="P18" draw:layer="layout" svg:x1="3.286cm" svg:y1="13.689cm" svg:x2="9.636cm" svg:y2="13.689cm">
          <text:p/>
        </draw:line>
        <draw:line draw:style-name="gr27" draw:text-style-name="P18" draw:layer="layout" svg:x1="3.032cm" svg:y1="13.435cm" svg:x2="9.382cm" svg:y2="13.43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10.398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1.76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</text:span><text:span text:style-name="T2">O</text:span><text:span text:style-name="T2">W</text:span><text:span text:style-name="T2">E</text:span><text:span text:style-name="T2">R</text:span></text:p>
          </draw:text-box>
        </draw:frame>
        <draw:line draw:style-name="gr31" draw:text-style-name="P18" draw:layer="layout" svg:x1="3.159cm" svg:y1="14.597cm" svg:x2="6.334cm" svg:y2="14.597cm">
          <text:p/>
        </draw:line>
        <draw:line draw:style-name="gr12" draw:text-style-name="P7" draw:layer="layout" svg:x1="6.334cm" svg:y1="16.24cm" svg:x2="6.334cm" svg:y2="14.589cm">
          <text:p text:style-name="P6"><text:span text:style-name="T2">ms</text:span><text:span text:style-name="T2">ens</text:span><text:span text:style-name="T2">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*10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*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19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445cm" svg:height="0.254cm" svg:x="17.891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302cm" svg:height="0.254cm" svg:x="17.891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</text:span><text:span text:style-name="T7">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</text:span><text:span text:style-name="T7">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332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1.762cm" svg:y1="14.081cm" svg:x2="20.177cm" svg:y2="14.081cm">
          <text:p/>
        </draw:line>
        <draw:custom-shape draw:style-name="gr48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28" draw:text-style-name="P18" draw:layer="layout" svg:x1="1.762cm" svg:y1="20.431cm" svg:x2="1.762cm" svg:y2="14.081cm">
          <text:p/>
        </draw:line>
        <draw:custom-shape draw:style-name="gr50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3.159cm" svg:y1="20.304cm" svg:x2="3.16cm" svg:y2="20.431cm">
          <text:p/>
        </draw:line>
        <draw:line draw:style-name="gr49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7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 org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335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*10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93cm" svg:y2="14.97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2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016cm" svg:height="0.489cm" svg:x="3.186cm" svg:y="19.315cm">
          <draw:text-box>
            <text:p><text:span text:style-name="T8">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</text:span><text:span text:style-name="T2">RO</text:span><text:span text:style-name="T2">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112cm" svg:y1="9.509cm" svg:x2="8.112cm" svg:y2="5.953cm">
          <text:p/>
        </draw:line>
        <draw:line draw:style-name="gr25" draw:text-style-name="P18" draw:layer="layout" svg:x1="8.874cm" svg:y1="9.382cm" svg:x2="8.874cm" svg:y2="5.953cm">
          <text:p/>
        </draw:line>
        <draw:custom-shape draw:style-name="gr55" draw:text-style-name="P33" draw:layer="layout" svg:width="0.254cm" svg:height="1.27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draw:transform="rotate (1.5685273987673) translate (18.398cm 8.3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draw:transform="rotate (1.5685273987673) translate (3.921cm 14.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4" draw:layer="layout" svg:width="0.408cm" svg:height="3.177cm" draw:transform="rotate (1.5707963267949) translate (18.172cm 8.701cm)">
          <draw:text-box>
            <text:p><text:span text:style-name="T9">1</text:span></text:p>
            <text:p><text:span text:style-name="T9">2</text:span></text:p>
            <text:p><text:span text:style-name="T9">3</text:span></text:p>
            <text:p><text:span text:style-name="T9">4</text:span></text:p>
            <text:p><text:span text:style-name="T9">5</text:span></text:p>
            <text:p><text:span text:style-name="T9">6</text:span></text:p>
            <text:p><text:span text:style-name="T9">7</text:span></text:p>
            <text:p><text:span text:style-name="T9">8</text:span></text:p>
            <text:p><text:span text:style-name="T9">9</text:span></text:p>
            <text:p><text:span text:style-name="T9"/></text:p>
          </draw:text-box>
        </draw:frame>
        <draw:line draw:style-name="gr4" draw:text-style-name="P7" draw:layer="layout" svg:x1="2.016cm" svg:y1="14.335cm" svg:x2="8.239cm" svg:y2="14.335cm">
          <text:p text:style-name="P6"><text:span text:style-name="T2"/></text:p>
        </draw:line>
        <draw:frame draw:style-name="gr57" draw:text-style-name="P36" draw:layer="layout" svg:width="2.286cm" svg:height="1.27cm" svg:x="21.828cm" svg:y="15.859cm">
          <draw:text-box>
            <text:p text:style-name="P35"><text:span text:style-name="T10">vcc </text:span><text:span text:style-name="T10">= </text:span><text:span text:style-name="T10">5.0</text:span><text:span text:style-name="T10">VD</text:span><text:span text:style-name="T10">C</text:span></text:p>
          </draw:text-box>
        </draw:frame>
        <draw:custom-shape draw:style-name="gr47" draw:text-style-name="P5" draw:layer="layout" svg:width="0.889cm" svg:height="0.254cm" draw:transform="rotate (1.5707963267949) translate (1.63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8" draw:layer="layout" svg:width="3.683cm" svg:height="4.064cm" svg:x="13.573cm" svg:y="15.859cm">
          <draw:text-box>
            <text:p text:style-name="P37"><text:span text:style-name="T10">c</text:span><text:span text:style-name="T10">o</text:span><text:span text:style-name="T10">l</text:span><text:span text:style-name="T10">o</text:span><text:span text:style-name="T10">r</text:span><text:span text:style-name="T10"><text:tab/></text:span><text:span text:style-name="T10">s</text:span><text:span text:style-name="T10">i</text:span><text:span text:style-name="T10">g</text:span><text:span text:style-name="T10">n</text:span><text:span text:style-name="T10">a</text:span><text:span text:style-name="T10">l</text:span></text:p>
            <text:p text:style-name="P37"><text:span text:style-name="T10">b</text:span><text:span text:style-name="T10">l</text:span><text:span text:style-name="T10">k</text:span><text:span text:style-name="T10"><text:tab/></text:span><text:span text:style-name="T10">g</text:span><text:span text:style-name="T10">n</text:span><text:span text:style-name="T10">d</text:span></text:p>
            <text:p text:style-name="P37"><text:span text:style-name="T10">o</text:span><text:span text:style-name="T10">r</text:span><text:span text:style-name="T10">g</text:span><text:span text:style-name="T10"><text:tab/></text:span><text:span text:style-name="T10">v</text:span><text:span text:style-name="T10">i</text:span><text:span text:style-name="T10">n</text:span></text:p>
            <text:p text:style-name="P37"><text:span text:style-name="T10">r</text:span><text:span text:style-name="T10">e</text:span><text:span text:style-name="T10">d</text:span><text:span text:style-name="T10"><text:tab/></text:span><text:span text:style-name="T10">v</text:span><text:span text:style-name="T10">c</text:span><text:span text:style-name="T10">c</text:span></text:p>
            <text:p text:style-name="P37"><text:span text:style-name="T10">y</text:span><text:span text:style-name="T10">e</text:span><text:span text:style-name="T10">l</text:span><text:span text:style-name="T10"><text:tab/></text:span><text:span text:style-name="T10">li</text:span><text:span text:style-name="T10">m</text:span></text:p>
            <text:p text:style-name="P37"><text:span text:style-name="T10">g</text:span><text:span text:style-name="T10">r</text:span><text:span text:style-name="T10">n</text:span><text:span text:style-name="T10"><text:tab/></text:span><text:span text:style-name="T10">s</text:span><text:span text:style-name="T10">t</text:span><text:span text:style-name="T10">e</text:span><text:span text:style-name="T10">p</text:span></text:p>
            <text:p text:style-name="P37"><text:span text:style-name="T10">w</text:span><text:span text:style-name="T10">h</text:span><text:span text:style-name="T10">t</text:span><text:span text:style-name="T10"><text:tab/></text:span><text:span text:style-name="T10">d</text:span><text:span text:style-name="T10">ir</text:span></text:p>
          </draw:text-box>
        </draw:frame>
        <draw:custom-shape draw:style-name="gr59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40" draw:layer="layout" svg:width="0.762cm" svg:height="0.649cm" draw:transform="rotate (1.5707963267949) translate (21.701cm 12.049cm)">
          <draw:text-box>
            <text:p text:style-name="P39"><text:span text:style-name="T11">blu</text:span></text:p>
            <text:p text:style-name="P39"><text:span text:style-name="T11">y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09-03T09:17:43.896766133</dc:date>
    <meta:editing-duration>P1DT2H28M22S</meta:editing-duration>
    <meta:editing-cycles>126</meta:editing-cycles>
    <meta:generator>LibreOffice/5.1.6.2$Linux_X86_64 LibreOffice_project/10m0$Build-2</meta:generator>
    <dc:creator>Craig Hollabaugh</dc:creator>
    <meta:printed-by>Craig Hollabaugh</meta:printed-by>
    <meta:print-date>2018-09-03T07:52:44.824322079</meta:print-date>
    <meta:document-statistic meta:object-count="251"/>
  </office:meta>
</office:document-meta>
</file>